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8000000086D2E0A1E4D5C71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9.999cm" svg:height="9.999cm" draw:z-index="1">
        <draw:image xlink:href="Pictures/1000000000000008000000086D2E0A1E4D5C7119.png" xlink:type="simple" xlink:show="embed" xlink:actuate="onLoad"/>
      </draw:frame>
      <text:p text:style-name="Standard"><draw:frame text:anchor-type="paragraph" draw:z-index="0" draw:style-name="gr1" draw:text-style-name="P2" svg:width="4.954cm" svg:height="0.659cm" svg:x="3.501cm" svg:y="17.849cm"><draw:text-box><text:p text:style-name="P1"><text:span text:style-name="T1">ID 3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ader</meta:initial-creator>
    <meta:creation-date>2015-12-18T13:42:17.153405543</meta:creation-date>
    <meta:printed-by>Markus Bader</meta:printed-by>
    <meta:print-date>2015-12-18T13:47:34.306452118</meta:print-date>
    <dc:date>2015-12-18T13:47:56.442208188</dc:date>
    <dc:creator>Markus Bader</dc:creator>
    <meta:editing-duration>PT5M38S</meta:editing-duration>
    <meta:editing-cycles>4</meta:editing-cycles>
    <meta:generator>LibreOffice/5.0.3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